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00522197" calcext:value-type="float">
            <text:p>0.00522197</text:p>
          </table:table-cell>
        </table:table-row>
        <table:table-row table:style-name="ro1">
          <table:table-cell office:value-type="float" office:value="0.00355482" calcext:value-type="float">
            <text:p>0.00355482</text:p>
          </table:table-cell>
        </table:table-row>
        <table:table-row table:style-name="ro1">
          <table:table-cell office:value-type="float" office:value="0.00439223" calcext:value-type="float">
            <text:p>0.00439223</text:p>
          </table:table-cell>
        </table:table-row>
        <table:table-row table:style-name="ro1">
          <table:table-cell office:value-type="float" office:value="0.00603567" calcext:value-type="float">
            <text:p>0.00603567</text:p>
          </table:table-cell>
        </table:table-row>
        <table:table-row table:style-name="ro1">
          <table:table-cell office:value-type="float" office:value="0.0082023" calcext:value-type="float">
            <text:p>0.008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STDEV([.A1:.A5])" office:value-type="float" office:value="0.00178015573427439" calcext:value-type="float">
            <text:p>0.0017801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2:26:58.114432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2:09:52.872722146</meta:creation-date>
    <dc:date>2017-01-17T12:28:34.168105800</dc:date>
    <meta:editing-duration>PT34M6S</meta:editing-duration>
    <meta:editing-cycles>2</meta:editing-cycles>
    <meta:generator>LibreOffice/5.1.4.2$Linux_X86_64 LibreOffice_project/10m0$Build-2</meta:generator>
    <meta:document-statistic meta:table-count="1" meta:cell-count="6" meta:object-count="0"/>
  </office:meta>
</office:document-meta>
</file>